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1fa144" officeooo:paragraph-rsid="001fa144"/>
    </style:style>
    <style:style style:name="P2" style:family="paragraph" style:parent-style-name="Standard">
      <style:text-properties style:text-underline-style="none" officeooo:rsid="002480bc" officeooo:paragraph-rsid="002480bc"/>
    </style:style>
    <style:style style:name="P3" style:family="paragraph" style:parent-style-name="Standard">
      <style:text-properties style:text-underline-style="none" officeooo:rsid="001fa144" officeooo:paragraph-rsid="001fa144"/>
    </style:style>
    <style:style style:name="P4" style:family="paragraph" style:parent-style-name="Standard">
      <style:text-properties style:text-underline-style="none" officeooo:rsid="00264135" officeooo:paragraph-rsid="00264135"/>
    </style:style>
    <style:style style:name="P5" style:family="paragraph" style:parent-style-name="Standard">
      <style:text-properties style:text-underline-style="none" officeooo:rsid="00264135" officeooo:paragraph-rsid="00292e2c"/>
    </style:style>
    <style:style style:name="P6" style:family="paragraph" style:parent-style-name="Standard">
      <style:text-properties style:text-underline-style="none" officeooo:rsid="00278907" officeooo:paragraph-rsid="00278907"/>
    </style:style>
    <style:style style:name="P7" style:family="paragraph" style:parent-style-name="Standard">
      <style:text-properties style:text-underline-style="none" officeooo:rsid="00278907" officeooo:paragraph-rsid="002b0d0d"/>
    </style:style>
    <style:style style:name="P8" style:family="paragraph" style:parent-style-name="Standard">
      <style:text-properties style:text-underline-style="none" officeooo:rsid="002961df" officeooo:paragraph-rsid="002961df"/>
    </style:style>
    <style:style style:name="P9" style:family="paragraph" style:parent-style-name="Standard">
      <style:text-properties style:text-underline-style="none" officeooo:rsid="0031664b" officeooo:paragraph-rsid="0031664b"/>
    </style:style>
    <style:style style:name="P10" style:family="paragraph" style:parent-style-name="Standard">
      <style:text-properties style:text-underline-style="none" officeooo:rsid="0033ccdf" officeooo:paragraph-rsid="0033ccdf"/>
    </style:style>
    <style:style style:name="P11" style:family="paragraph" style:parent-style-name="Standard">
      <style:text-properties style:text-underline-style="none" officeooo:rsid="0033ccdf" officeooo:paragraph-rsid="00355eee"/>
    </style:style>
    <style:style style:name="P12" style:family="paragraph" style:parent-style-name="Standard">
      <style:text-properties style:text-underline-style="none" officeooo:rsid="0033ccdf" officeooo:paragraph-rsid="0037e535"/>
    </style:style>
    <style:style style:name="P13" style:family="paragraph" style:parent-style-name="Standard">
      <style:text-properties style:text-underline-style="none" officeooo:rsid="0037e535" officeooo:paragraph-rsid="0037e535"/>
    </style:style>
    <style:style style:name="P14" style:family="paragraph" style:parent-style-name="Standard">
      <style:text-properties style:text-underline-style="none" officeooo:rsid="003cd013" officeooo:paragraph-rsid="003cd013"/>
    </style:style>
    <style:style style:name="P15" style:family="paragraph" style:parent-style-name="Standard">
      <style:text-properties style:text-underline-style="none" officeooo:rsid="00403a52" officeooo:paragraph-rsid="0041f92f"/>
    </style:style>
    <style:style style:name="P16" style:family="paragraph" style:parent-style-name="Standard">
      <style:text-properties style:text-underline-style="none" officeooo:rsid="00403a52" officeooo:paragraph-rsid="00480f56"/>
    </style:style>
    <style:style style:name="P17" style:family="paragraph" style:parent-style-name="Standard">
      <style:text-properties style:text-underline-style="none" officeooo:rsid="00427859" officeooo:paragraph-rsid="00427859"/>
    </style:style>
    <style:style style:name="P18" style:family="paragraph" style:parent-style-name="Standard">
      <style:text-properties style:text-underline-style="none" officeooo:rsid="00427859" officeooo:paragraph-rsid="00513927"/>
    </style:style>
    <style:style style:name="P19" style:family="paragraph" style:parent-style-name="Standard">
      <style:text-properties style:text-underline-style="none" officeooo:rsid="00427859" officeooo:paragraph-rsid="0057cf07"/>
    </style:style>
    <style:style style:name="P20" style:family="paragraph" style:parent-style-name="Standard">
      <style:text-properties style:text-underline-style="none" officeooo:rsid="00437053" officeooo:paragraph-rsid="00437053"/>
    </style:style>
    <style:style style:name="P21" style:family="paragraph" style:parent-style-name="Standard">
      <style:text-properties style:text-underline-style="none" officeooo:rsid="00452a3c" officeooo:paragraph-rsid="00452a3c"/>
    </style:style>
    <style:style style:name="P22" style:family="paragraph" style:parent-style-name="Standard">
      <style:text-properties style:text-underline-style="none" officeooo:rsid="00452a3c" officeooo:paragraph-rsid="00480f56"/>
    </style:style>
    <style:style style:name="P23" style:family="paragraph" style:parent-style-name="Standard">
      <style:text-properties style:text-underline-style="none" officeooo:rsid="004a12f8" officeooo:paragraph-rsid="004a12f8"/>
    </style:style>
    <style:style style:name="P24" style:family="paragraph" style:parent-style-name="Standard">
      <style:text-properties style:text-underline-style="none" officeooo:rsid="004a4a62" officeooo:paragraph-rsid="004a4a62"/>
    </style:style>
    <style:style style:name="P25" style:family="paragraph" style:parent-style-name="Standard">
      <style:text-properties style:text-underline-style="none" officeooo:rsid="004a4a62" officeooo:paragraph-rsid="00513927"/>
    </style:style>
    <style:style style:name="P26" style:family="paragraph" style:parent-style-name="Standard">
      <style:text-properties style:text-underline-style="none" officeooo:rsid="004a4a62" officeooo:paragraph-rsid="005790a4"/>
    </style:style>
    <style:style style:name="P27" style:family="paragraph" style:parent-style-name="Standard">
      <style:text-properties style:text-underline-style="none" officeooo:rsid="004a4a62" officeooo:paragraph-rsid="0057cf07"/>
    </style:style>
    <style:style style:name="P28" style:family="paragraph" style:parent-style-name="Standard">
      <style:text-properties style:text-underline-style="none" officeooo:rsid="004c69b0" officeooo:paragraph-rsid="004c69b0"/>
    </style:style>
    <style:style style:name="P29" style:family="paragraph" style:parent-style-name="Standard">
      <style:text-properties style:text-underline-style="none" officeooo:rsid="004c69b0" officeooo:paragraph-rsid="005790a4"/>
    </style:style>
    <style:style style:name="P30" style:family="paragraph" style:parent-style-name="Standard">
      <style:text-properties style:text-underline-style="none" officeooo:rsid="004e8def" officeooo:paragraph-rsid="00527366"/>
    </style:style>
    <style:style style:name="P31" style:family="paragraph" style:parent-style-name="Standard">
      <style:text-properties style:text-underline-style="none" officeooo:rsid="0054879b" officeooo:paragraph-rsid="0054879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92e2c"/>
    </style:style>
    <style:style style:name="T3" style:family="text">
      <style:text-properties style:text-underline-style="solid" style:text-underline-width="auto" style:text-underline-color="font-color" officeooo:rsid="004e8def"/>
    </style:style>
    <style:style style:name="T4" style:family="text">
      <style:text-properties style:text-underline-style="solid" style:text-underline-width="auto" style:text-underline-color="font-color" officeooo:rsid="00513927"/>
    </style:style>
    <style:style style:name="T5" style:family="text">
      <style:text-properties style:text-underline-style="solid" style:text-underline-width="auto" style:text-underline-color="font-color" officeooo:rsid="0057cf07"/>
    </style:style>
    <style:style style:name="T6" style:family="text">
      <style:text-properties style:text-underline-style="solid" style:text-underline-width="auto" style:text-underline-color="font-color" officeooo:rsid="005986bc"/>
    </style:style>
    <style:style style:name="T7" style:family="text">
      <style:text-properties fo:font-size="10pt" style:font-size-asian="8.75pt" style:font-size-complex="10pt"/>
    </style:style>
    <style:style style:name="T8" style:family="text">
      <style:text-properties fo:font-size="10pt" officeooo:rsid="001fa144" style:font-size-asian="8.75pt" style:font-size-complex="10pt"/>
    </style:style>
    <style:style style:name="T9" style:family="text">
      <style:text-properties fo:font-size="10pt" officeooo:rsid="00292e2c" style:font-size-asian="8.75pt" style:font-size-complex="10pt"/>
    </style:style>
    <style:style style:name="T10" style:family="text">
      <style:text-properties fo:font-size="10pt" officeooo:rsid="0031664b" style:font-size-asian="8.75pt" style:font-size-complex="10pt"/>
    </style:style>
    <style:style style:name="T11" style:family="text">
      <style:text-properties fo:font-size="10pt" officeooo:rsid="003e2cc1" style:font-size-asian="8.75pt" style:font-size-complex="10pt"/>
    </style:style>
    <style:style style:name="T12" style:family="text">
      <style:text-properties fo:font-size="10pt" officeooo:rsid="00452a3c" style:font-size-asian="8.75pt" style:font-size-complex="10pt"/>
    </style:style>
    <style:style style:name="T13" style:family="text">
      <style:text-properties fo:font-size="10pt" officeooo:rsid="00566ff6" style:font-size-asian="8.75pt" style:font-size-complex="10pt"/>
    </style:style>
    <style:style style:name="T14" style:family="text">
      <style:text-properties fo:font-size="10pt" officeooo:rsid="004c69b0" style:font-size-asian="8.75pt" style:font-size-complex="10pt"/>
    </style:style>
    <style:style style:name="T15" style:family="text">
      <style:text-properties fo:font-size="10pt" style:text-underline-style="solid" style:text-underline-type="double" style:text-underline-width="auto" style:text-underline-color="font-color" style:font-size-asian="8.75pt" style:font-size-complex="10pt"/>
    </style:style>
    <style:style style:name="T16" style:family="text">
      <style:text-properties fo:font-size="10pt" style:text-underline-style="solid" style:text-underline-type="double" style:text-underline-width="auto" style:text-underline-color="font-color" officeooo:rsid="00212cfb" style:font-size-asian="8.75pt" style:font-size-complex="10pt"/>
    </style:style>
    <style:style style:name="T17" style:family="text">
      <style:text-properties fo:font-size="10pt" style:text-underline-style="solid" style:text-underline-type="double" style:text-underline-width="auto" style:text-underline-color="font-color" officeooo:rsid="00256d08" style:font-size-asian="8.75pt" style:font-size-complex="10pt"/>
    </style:style>
    <style:style style:name="T18" style:family="text">
      <style:text-properties fo:font-size="10pt" style:text-underline-style="solid" style:text-underline-type="double" style:text-underline-width="auto" style:text-underline-color="font-color" officeooo:rsid="001fa144" style:font-size-asian="8.75pt" style:font-size-complex="10pt"/>
    </style:style>
    <style:style style:name="T19" style:family="text">
      <style:text-properties fo:font-size="10pt" style:text-underline-style="solid" style:text-underline-type="double" style:text-underline-width="auto" style:text-underline-color="font-color" officeooo:rsid="00292e2c" style:font-size-asian="8.75pt" style:font-size-complex="10pt"/>
    </style:style>
    <style:style style:name="T20" style:family="text">
      <style:text-properties fo:font-size="10pt" style:text-underline-style="solid" style:text-underline-type="double" style:text-underline-width="auto" style:text-underline-color="font-color" officeooo:rsid="00264135" style:font-size-asian="8.75pt" style:font-size-complex="10pt"/>
    </style:style>
    <style:style style:name="T21" style:family="text">
      <style:text-properties fo:font-size="10pt" style:text-underline-style="solid" style:text-underline-type="double" style:text-underline-width="auto" style:text-underline-color="font-color" officeooo:rsid="002ce709" style:font-size-asian="8.75pt" style:font-size-complex="10pt"/>
    </style:style>
    <style:style style:name="T22" style:family="text">
      <style:text-properties fo:font-size="10pt" style:text-underline-style="solid" style:text-underline-type="double" style:text-underline-width="auto" style:text-underline-color="font-color" officeooo:rsid="002ed278" style:font-size-asian="8.75pt" style:font-size-complex="10pt"/>
    </style:style>
    <style:style style:name="T23" style:family="text">
      <style:text-properties fo:font-size="10pt" style:text-underline-style="solid" style:text-underline-type="double" style:text-underline-width="auto" style:text-underline-color="font-color" officeooo:rsid="00306712" style:font-size-asian="8.75pt" style:font-size-complex="10pt"/>
    </style:style>
    <style:style style:name="T24" style:family="text">
      <style:text-properties fo:font-size="10pt" style:text-underline-style="solid" style:text-underline-type="double" style:text-underline-width="auto" style:text-underline-color="font-color" officeooo:rsid="0031664b" style:font-size-asian="8.75pt" style:font-size-complex="10pt"/>
    </style:style>
    <style:style style:name="T25" style:family="text">
      <style:text-properties fo:font-size="10pt" style:text-underline-style="solid" style:text-underline-type="double" style:text-underline-width="auto" style:text-underline-color="font-color" officeooo:rsid="0033ccdf" style:font-size-asian="8.75pt" style:font-size-complex="10pt"/>
    </style:style>
    <style:style style:name="T26" style:family="text">
      <style:text-properties fo:font-size="10pt" style:text-underline-style="solid" style:text-underline-type="double" style:text-underline-width="auto" style:text-underline-color="font-color" officeooo:rsid="003aa283" style:font-size-asian="8.75pt" style:font-size-complex="10pt"/>
    </style:style>
    <style:style style:name="T27" style:family="text">
      <style:text-properties fo:font-size="10pt" style:text-underline-style="solid" style:text-underline-type="double" style:text-underline-width="auto" style:text-underline-color="font-color" officeooo:rsid="003e2cc1" style:font-size-asian="8.75pt" style:font-size-complex="10pt"/>
    </style:style>
    <style:style style:name="T28" style:family="text">
      <style:text-properties fo:font-size="10pt" style:text-underline-style="solid" style:text-underline-type="double" style:text-underline-width="auto" style:text-underline-color="font-color" officeooo:rsid="003eb1d1" style:font-size-asian="8.75pt" style:font-size-complex="10pt"/>
    </style:style>
    <style:style style:name="T29" style:family="text">
      <style:text-properties fo:font-size="10pt" style:text-underline-style="solid" style:text-underline-type="double" style:text-underline-width="auto" style:text-underline-color="font-color" officeooo:rsid="00452a3c" style:font-size-asian="8.75pt" style:font-size-complex="10pt"/>
    </style:style>
    <style:style style:name="T30" style:family="text">
      <style:text-properties fo:font-size="10pt" style:text-underline-style="solid" style:text-underline-type="double" style:text-underline-width="auto" style:text-underline-color="font-color" officeooo:rsid="00471a1d" style:font-size-asian="8.75pt" style:font-size-complex="10pt"/>
    </style:style>
    <style:style style:name="T31" style:family="text">
      <style:text-properties fo:font-size="10pt" style:text-underline-style="solid" style:text-underline-type="double" style:text-underline-width="auto" style:text-underline-color="font-color" officeooo:rsid="00480f56" style:font-size-asian="8.75pt" style:font-size-complex="10pt"/>
    </style:style>
    <style:style style:name="T32" style:family="text">
      <style:text-properties fo:font-size="10pt" style:text-underline-style="solid" style:text-underline-type="double" style:text-underline-width="auto" style:text-underline-color="font-color" officeooo:rsid="004c69b0" style:font-size-asian="8.75pt" style:font-size-complex="10pt"/>
    </style:style>
    <style:style style:name="T33" style:family="text">
      <style:text-properties fo:font-size="10pt" style:text-underline-style="solid" style:text-underline-type="double" style:text-underline-width="auto" style:text-underline-color="font-color" officeooo:rsid="004e8def" style:font-size-asian="8.75pt" style:font-size-complex="10pt"/>
    </style:style>
    <style:style style:name="T34" style:family="text">
      <style:text-properties fo:font-size="10pt" style:text-underline-style="solid" style:text-underline-type="double" style:text-underline-width="auto" style:text-underline-color="font-color" officeooo:rsid="00532ed1" style:font-size-asian="8.75pt" style:font-size-complex="10pt"/>
    </style:style>
    <style:style style:name="T35" style:family="text">
      <style:text-properties fo:font-size="10pt" style:text-underline-style="solid" style:text-underline-type="double" style:text-underline-width="auto" style:text-underline-color="font-color" officeooo:rsid="00566ff6" style:font-size-asian="8.75pt" style:font-size-complex="10pt"/>
    </style:style>
    <style:style style:name="T36" style:family="text">
      <style:text-properties officeooo:rsid="00212cfb"/>
    </style:style>
    <style:style style:name="T37" style:family="text">
      <style:text-properties officeooo:rsid="00292e2c"/>
    </style:style>
    <style:style style:name="T38" style:family="text">
      <style:text-properties officeooo:rsid="002961df"/>
    </style:style>
    <style:style style:name="T39" style:family="text">
      <style:text-properties officeooo:rsid="002b0d0d"/>
    </style:style>
    <style:style style:name="T40" style:family="text">
      <style:text-properties officeooo:rsid="003cd013"/>
    </style:style>
    <style:style style:name="T41" style:family="text">
      <style:text-properties officeooo:rsid="00437053"/>
    </style:style>
    <style:style style:name="T42" style:family="text">
      <style:text-properties officeooo:rsid="00480f56"/>
    </style:style>
    <style:style style:name="T43" style:family="text">
      <style:text-properties officeooo:rsid="0048caae"/>
    </style:style>
    <style:style style:name="T44" style:family="text">
      <style:text-properties officeooo:rsid="004a67b8"/>
    </style:style>
    <style:style style:name="T45" style:family="text">
      <style:text-properties officeooo:rsid="004cf4d9"/>
    </style:style>
    <style:style style:name="T46" style:family="text">
      <style:text-properties officeooo:rsid="004e8def"/>
    </style:style>
    <style:style style:name="T47" style:family="text">
      <style:text-properties officeooo:rsid="00513927"/>
    </style:style>
    <style:style style:name="T48" style:family="text">
      <style:text-properties officeooo:rsid="00532ed1"/>
    </style:style>
    <style:style style:name="T49" style:family="text">
      <style:text-properties officeooo:rsid="005790a4"/>
    </style:style>
    <style:style style:name="T50" style:family="text">
      <style:text-properties officeooo:rsid="0057cf07"/>
    </style:style>
    <style:style style:name="T51" style:family="text">
      <style:text-properties officeooo:rsid="005a19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MARCA(<text:span text:style-name="T1">nombre</text:span>)</text:p>
      <text:p text:style-name="P2"><text:s text:c="46"/><text:span text:style-name="T16"><text:s text:c="8"/></text:span><text:span text:style-name="T21">M</text:span><text:span text:style-name="T16">ARCA <text:s text:c="6"/></text:span></text:p>
      <text:p text:style-name="P2">MODELO(<text:span text:style-name="T1">nombre_modelo, nombre_marca</text:span>)</text:p>
      <text:p text:style-name="P1"><text:s text:c="71"/><text:span text:style-name="T16"><text:s text:c="24"/></text:span><text:span text:style-name="T17">MODELO <text:s text:c="19"/></text:span></text:p>
      <text:p text:style-name="P1">PRODUCTO(<text:span text:style-name="T1">codigo</text:span>, nombre, descripcion, <text:span text:style-name="T36">nombre_marca, nombre_modelo</text:span>)</text:p>
      <text:p text:style-name="P1"><text:s text:c="30"/><text:span text:style-name="T15">PRODUCTO</text:span></text:p>
      <text:p text:style-name="P1">LISTA_PRECIOS(<text:span text:style-name="T1">codigo_p, año_elab</text:span>, precio)</text:p>
      <text:p text:style-name="P1"/>
      <text:p text:style-name="P4">PROVEEDORA(<text:span text:style-name="T1">rif</text:span>, nombre, direccion, )</text:p>
      <text:p text:style-name="P4"><text:s text:c="32"/><text:span text:style-name="T15">PROVEEDORA</text:span></text:p>
      <text:p text:style-name="P4">TELEFONO_PRO(<text:span text:style-name="T1"> <text:s text:c="6"/>rif_p <text:s text:c="7"/>, numero</text:span>)</text:p>
      <text:p text:style-name="P1"/>
      <text:p text:style-name="P4">ORDEN(<text:span text:style-name="T1">num</text:span>, fecha, monto, rif_p)</text:p>
      <text:p text:style-name="P5"><text:s text:c="17"/><text:span text:style-name="T18">PRODUCTO</text:span><text:span text:style-name="T8"> <text:s text:c="4"/></text:span><text:span text:style-name="T19"><text:s text:c="4"/></text:span><text:span text:style-name="T22">O</text:span><text:span text:style-name="T19">RDEN <text:s text:c="2"/></text:span></text:p>
      <text:p text:style-name="P6">SE_PIDE(<text:span text:style-name="T1"> <text:s/></text:span><text:span text:style-name="T2">codigo_p <text:s/>, num_orden</text:span><text:span text:style-name="T37">, cantidad</text:span>)</text:p>
      <text:p text:style-name="P7"><text:s text:c="35"/><text:span text:style-name="T19"><text:s text:c="4"/></text:span><text:span text:style-name="T23">OR</text:span><text:span text:style-name="T19">DEN <text:s text:c="3"/></text:span><text:span text:style-name="T9"><text:s text:c="2"/></text:span><text:span text:style-name="T20">PROVEEDORA</text:span></text:p>
      <text:p text:style-name="P8">LOTE(<text:span text:style-name="T1">serial_f</text:span>, num_orden, <text:s text:c="7"/><text:span text:style-name="T39">rif_p <text:s text:c="6"/></text:span>, <text:span text:style-name="T39">fecha, monto</text:span>)</text:p>
      <text:p text:style-name="P8"><text:s text:c="18"/><text:span text:style-name="T24"><text:s text:c="4"/>LOTE <text:s text:c="4"/></text:span></text:p>
      <text:p text:style-name="P9">SE_PAGA(<text:span text:style-name="T1">serial_l,</text:span> fecha, monto, num_transaccion, num_cuenta)</text:p>
      <text:p text:style-name="P1"><text:s text:c="132"/><text:span text:style-name="T25"><text:s text:c="3"/>PRODUCTO <text:s text:c="2"/></text:span></text:p>
      <text:p text:style-name="P10">ARTICULO_N(<text:span text:style-name="T1">num_inv</text:span>, ult_costo, minimo, categoria, fecha_elab, precio_venta, cod_producto)</text:p>
      <text:p text:style-name="P11"><text:s text:c="78"/><text:span text:style-name="T15"><text:s text:c="3"/>PRODUCTO <text:s text:c="2"/></text:span></text:p>
      <text:p text:style-name="P10">ARTICULO_U(<text:span text:style-name="T1">num_inv</text:span>, categoria, fecha_elab, cod_producto)</text:p>
      <text:p text:style-name="P12"><text:s text:c="21"/><text:span text:style-name="T38"><text:s/></text:span><text:span text:style-name="T24"><text:s text:c="2"/>LOTE <text:s text:c="2"/></text:span><text:span text:style-name="T10"><text:s text:c="3"/></text:span><text:span text:style-name="T26">ARTICULO_N</text:span></text:p>
      <text:p text:style-name="P13">CONTIENE(<text:span text:style-name="T1">fact_lote, <text:s text:c="3"/>num_inv <text:s text:c="3"/></text:span>, cantidad)</text:p>
      <text:p text:style-name="P13"/>
      <text:p text:style-name="P23">PRIMA(<text:span text:style-name="T1">sexo, grupo_et</text:span>, monto)</text:p>
      <text:p text:style-name="P23"><text:s text:c="108"/><text:span text:style-name="T15"><text:s text:c="10"/></text:span><text:span text:style-name="T34">PRIMA <text:s text:c="10"/></text:span></text:p>
      <text:p text:style-name="P30">DEPENDIENTE(?,nombre, apellido, sexo, edad, direccion, correo, <text:span text:style-name="T48">sexo_p, grupo_et</text:span>)</text:p>
      <text:p text:style-name="P17"/>
      <text:p text:style-name="P20">PERSON<text:span text:style-name="T46">A(</text:span><text:span text:style-name="T3">cedula</text:span><text:span text:style-name="T46">, nombre, apellido, sexo, edad, direccion, correo</text:span>)</text:p>
      <text:p text:style-name="P18"><text:s text:c="26"/><text:span text:style-name="T33">PESRONA</text:span></text:p>
      <text:p text:style-name="P25"><text:span text:style-name="T47">TELEFONO_P</text:span>(<text:span text:style-name="T1"> <text:s/>cedula <text:s/>, </text:span><text:span text:style-name="T4">numero</text:span><text:span text:style-name="T47">)</text:span></text:p>
      <text:p text:style-name="P17"><text:s text:c="23"/><text:span text:style-name="T33">PESRONA</text:span></text:p>
      <text:p text:style-name="P24">EMPLEADO(<text:span text:style-name="T1"> <text:s/>cedula <text:s/></text:span>, fecha_i<text:span text:style-name="T44">ngreso</text:span>, sueldo_base)</text:p>
      <text:p text:style-name="P24"><text:s text:c="19"/><text:span text:style-name="T35">DEPENDIENTE</text:span><text:span text:style-name="T13"> <text:s/></text:span><text:span text:style-name="T35">EMPLEADO</text:span></text:p>
      <text:p text:style-name="P31">PARIENTE(<text:span text:style-name="T1"> <text:s text:c="6"/>???? <text:s text:c="6"/>, <text:s text:c="4"/>cedula <text:s text:c="3"/></text:span>, parentesco)</text:p>
      <text:p text:style-name="P24"><text:s text:c="23"/><text:span text:style-name="T32">EMPLEADO</text:span></text:p>
      <text:p text:style-name="P28">VENDEDOR(<text:span text:style-name="T1"> <text:s text:c="4"/>cedula <text:s text:c="2"/></text:span>, <text:span text:style-name="T45">categoria, sueldo, turno, num_sabados</text:span>)</text:p>
      <text:p text:style-name="P26"><text:span text:style-name="T14"><text:s text:c="43"/></text:span><text:span text:style-name="T32">EMPLEADO</text:span></text:p>
      <text:p text:style-name="P29"><text:span text:style-name="T49">ADMINISTRATIVO</text:span>(<text:span text:style-name="T1"> <text:s text:c="4"/>cedula <text:s text:c="2"/></text:span>, <text:span text:style-name="T49">cargo)</text:span></text:p>
      <text:p text:style-name="P19"><text:s text:c="18"/><text:span text:style-name="T33">PESRONA</text:span></text:p>
      <text:p text:style-name="P27"><text:span text:style-name="T50">CLIENTE</text:span>(<text:span text:style-name="T1"> <text:s/>cedula <text:s/></text:span><text:span text:style-name="T51">)</text:span></text:p>
      <text:p text:style-name="P17"/>
      <text:p text:style-name="P17">PEDIDO(<text:span text:style-name="T1">num_pedido</text:span>)</text:p>
      <text:p text:style-name="P17"/>
      <text:p text:style-name="P17"/>
      <text:p text:style-name="P17"/>
      <text:p text:style-name="P17"><text:soft-page-break/>SE_SOLICITA(<text:span text:style-name="T1">num_pedido, codigo_p</text:span>, <text:span text:style-name="T41">cantidad</text:span>)</text:p>
      <text:p text:style-name="P13"/>
      <text:p text:style-name="P14">TRUEQUE(<text:span text:style-name="T1">serial_r</text:span>, fecha, monto, forma_pago, num_tarjeta, clave_conf)</text:p>
      <text:p text:style-name="P14"><text:s text:c="17"/><text:span text:style-name="T28">A</text:span><text:span text:style-name="T27">RTICULO_U</text:span><text:span text:style-name="T11"> <text:s text:c="2"/></text:span><text:span text:style-name="T28"><text:s text:c="4"/>T</text:span><text:span text:style-name="T27">RUEQUE <text:s text:c="3"/></text:span></text:p>
      <text:p text:style-name="P14">CAMBIO(<text:span text:style-name="T1"> num_inv_c <text:s/>, serial_trueque</text:span>, num_inv_t)</text:p>
      <text:p text:style-name="P14"/>
      <text:p text:style-name="P15">VENTA(<text:span text:style-name="T1">serial_f</text:span>, <text:span text:style-name="T40">fecha, monto, forma_pago, num_tarjeta, clave_conf</text:span>)</text:p>
      <text:p text:style-name="P15"><text:s text:c="20"/><text:span text:style-name="T29"><text:s/>VENTA </text:span><text:span text:style-name="T12"><text:s text:c="2"/></text:span><text:span text:style-name="T30">ARTICULO_N</text:span></text:p>
      <text:p text:style-name="P21">VENTA_N(<text:span text:style-name="T1">serial_v, <text:s text:c="3"/>num_inv <text:s text:c="3"/></text:span>, <text:span text:style-name="T43">cantidad</text:span>)</text:p>
      <text:p text:style-name="P16"><text:s text:c="20"/><text:span text:style-name="T29"><text:s/>VENTA </text:span><text:span text:style-name="T12"><text:s text:c="2"/></text:span><text:span text:style-name="T30">ARTICULO_</text:span><text:span text:style-name="T31">U</text:span></text:p>
      <text:p text:style-name="P22">VENTA_<text:span text:style-name="T42">U</text:span>(<text:span text:style-name="T1">serial_v, <text:s text:c="3"/>num_inv <text:s text:c="3"/></text:span>, <text:span text:style-name="T43">cantidad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7T00:15:19.821177640</meta:creation-date>
    <dc:date>2015-05-17T22:32:28.477155324</dc:date>
    <meta:editing-duration>PT3H36M34S</meta:editing-duration>
    <meta:editing-cycles>60</meta:editing-cycles>
    <meta:generator>LibreOffice/4.4.2.2$Linux_X86_64 LibreOffice_project/40m0$Build-2</meta:generator>
    <meta:document-statistic meta:table-count="0" meta:image-count="0" meta:object-count="0" meta:page-count="2" meta:paragraph-count="49" meta:word-count="157" meta:character-count="2518" meta:non-whitespace-character-count="1383"/>
  </office:meta>
</office:document-meta>
</file>